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  <style:text-properties officeooo:paragraph-rsid="002adbf3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Tabletext">
      <style:text-properties officeooo:rsid="00252698" officeooo:paragraph-rsid="002adbf3"/>
    </style:style>
    <style:style style:name="P12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Tabletext">
      <style:paragraph-properties style:snap-to-layout-grid="false"/>
    </style:style>
    <style:style style:name="P14" style:family="paragraph" style:parent-style-name="Tabletext">
      <style:text-properties officeooo:rsid="001f72fa" officeooo:paragraph-rsid="001f72fa"/>
    </style:style>
    <style:style style:name="P1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6" style:family="paragraph" style:parent-style-name="Standard">
      <style:paragraph-properties fo:margin-left="0cm" fo:margin-right="0.635cm" fo:text-indent="0cm" style:auto-text-indent="false"/>
    </style:style>
    <style:style style:name="P17" style:family="paragraph" style:parent-style-name="InfoBlue">
      <style:paragraph-properties fo:margin-left="0cm" fo:margin-right="0cm" fo:text-indent="0cm" style:auto-text-indent="false"/>
    </style:style>
    <style:style style:name="P18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Standard">
      <style:text-properties officeooo:rsid="002c7f4a" officeooo:paragraph-rsid="001f72fa"/>
    </style:style>
    <style:style style:name="P23" style:family="paragraph" style:parent-style-name="Standard">
      <style:text-properties fo:language="es" fo:country="AR" officeooo:rsid="002825bf" officeooo:paragraph-rsid="002825bf" style:language-complex="ar" style:country-complex="SA"/>
    </style:style>
    <style:style style:name="P24" style:family="paragraph" style:parent-style-name="Heading_20_1">
      <style:text-properties officeooo:rsid="002f5e85" officeooo:paragraph-rsid="002f5e85"/>
    </style:style>
    <style:style style:name="P25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6" style:family="paragraph" style:parent-style-name="Heading" style:master-page-name="Convert_20_1">
      <style:paragraph-properties style:page-number="auto"/>
    </style:style>
    <style:style style:name="P27" style:family="paragraph" style:parent-style-name="Heading">
      <style:paragraph-properties fo:text-align="end" style:justify-single-word="false"/>
      <style:text-properties officeooo:rsid="002c7f4a" officeooo:paragraph-rsid="002c7f4a"/>
    </style:style>
    <style:style style:name="P28" style:family="paragraph" style:parent-style-name="Text_20_body">
      <style:text-properties fo:language="es" fo:country="AR" officeooo:rsid="002c7f4a" officeooo:paragraph-rsid="002c7f4a" style:language-complex="ar" style:country-complex="SA"/>
    </style:style>
    <style:style style:name="P29" style:family="paragraph" style:parent-style-name="Text_20_body">
      <style:text-properties fo:language="es" fo:country="AR" officeooo:rsid="002c7f4a" officeooo:paragraph-rsid="002cd736" style:language-complex="ar" style:country-complex="SA"/>
    </style:style>
    <style:style style:name="P30" style:family="paragraph" style:parent-style-name="Text_20_body">
      <style:text-properties fo:language="es" fo:country="AR" officeooo:rsid="002c7f4a" officeooo:paragraph-rsid="002e3bc4" style:language-complex="ar" style:country-complex="SA"/>
    </style:style>
    <style:style style:name="P31" style:family="paragraph" style:parent-style-name="Text_20_body">
      <style:text-properties officeooo:paragraph-rsid="002c7f4a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2f5e85" officeooo:paragraph-rsid="002f5e85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252698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2c7f4a" style:font-name-asian="Arial"/>
    </style:style>
    <style:style style:name="T7" style:family="text">
      <style:text-properties officeooo:rsid="002cd736"/>
    </style:style>
    <style:style style:name="T8" style:family="text">
      <style:text-properties officeooo:rsid="002e3bc4"/>
    </style:style>
    <style:style style:name="T9" style:family="text">
      <style:text-properties fo:language="es" fo:country="AR" style:language-complex="ar" style:country-complex="SA"/>
    </style:style>
    <style:style style:name="T10" style:family="text">
      <style:text-properties fo:language="es" fo:country="AR" officeooo:rsid="002f5e85" style:language-complex="ar" style:country-complex="SA"/>
    </style:style>
    <style:style style:name="T11" style:family="text">
      <style:text-properties fo:language="es" fo:country="AR" officeooo:rsid="002c7f4a" style:language-complex="ar" style:country-complex="SA"/>
    </style:style>
    <style:style style:name="T12" style:family="text">
      <style:text-properties officeooo:rsid="002f5e85"/>
    </style:style>
    <style:style style:name="T1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stema de Apoyo a los Puntos Limpios</text:p>
      <text:p text:style-name="P27">Criterios DONE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4">1.0</text:p>
          </table:table-cell>
          <table:table-cell table:style-name="Table1.A1" office:value-type="string">
            <text:p text:style-name="P14">Creación de la US</text:p>
          </table:table-cell>
          <table:table-cell table:style-name="Table1.D1" office:value-type="string">
            <text:p text:style-name="P11">Grupo 6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</table:table>
      <text:p text:style-name="Standard"/>
      <text:p text:style-name="P21">Table of Contents</text:p>
      <text:p text:style-name="P18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8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Criterios DONE</text:span><text:span text:style-name="T5"> </text:span></text:p>
      <text:p text:style-name="P17"/>
      <text:h text:style-name="P24" text:outline-level="1"><text:bookmark-start text:name="__RefHeading___Toc508007276"/>Criterios de finalización<text:bookmark-end text:name="__RefHeading___Toc508007276"/></text:h>
      <text:p text:style-name="P23"/>
      <text:p text:style-name="P28"><text:span text:style-name="T12">D</text:span>etallaremos <text:s/>los criterios que consideramos <text:span text:style-name="T8">críticos</text:span> para dar por concluido el proyecto: </text:p>
      <text:p text:style-name="P28"/>
      <text:p text:style-name="P29">- La funcionalidad que se encarga de calcular las <text:span text:style-name="T8">estadísticas</text:span> tiene que <text:span text:style-name="T7">estar </text:span>100% <text:span text:style-name="T7">verificada.</text:span></text:p>
      <text:p text:style-name="P29">- <text:span text:style-name="T7">Los puntos limpios</text:span> <text:span text:style-name="T8">itinerantes tienen que informar de forma precisa su estado (posibles estados cumple cuota mínima, si o no).</text:span></text:p>
      <text:p text:style-name="P29">- <text:span text:style-name="T7">El calculo de volumen de material reciclable tiene un máximo de margen de error del 10% entre el volumen real y el estimado por la misma (una botella puede o no estar comprimida).</text:span></text:p>
      <text:p text:style-name="P30">- <text:span text:style-name="T8">El registro de usuario si bien es importante para la funcionamiento de la aplicación no es fundamental que funcione al 100% con un 75% <text:s/>lo consideramos aceptable.</text:span></text:p>
      <text:p text:style-name="P29">- <text:span text:style-name="T8">La geolocalización de los camiones sera un estimativo con un margen de error del 5%.</text:span></text:p>
      <text:p text:style-name="P31"><text:span text:style-name="T11">- </text:span><text:span text:style-name="T10">La información necesaria para que el vecino sepa donde y cuando podrá llevar sus reciclables (y qué podrá reciclar) es indispensable para la coordinación de la recolección.</text:span></text:p>
      <text:p text:style-name="P31"><text:span text:style-name="T10"/></text:p>
      <text:h text:style-name="P24" text:outline-level="1">Otros criterios</text:h>
      <text:p text:style-name="P32"><text:span text:style-name="T9"><text:tab/></text:span></text:p>
      <text:p text:style-name="P32"><text:span text:style-name="T9"><text:tab/>Aquí agregamos criterios los cuales no son indispensables para la realización de la aplicación y que pueden agregarse/mejorarse en un futuro:</text:span></text:p>
      <text:p text:style-name="P32"><text:span text:style-name="T9"/></text:p>
      <text:p text:style-name="P32"><text:span text:style-name="T9"><text:tab/>- AGREGAR COS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adbf3" officeooo:paragraph-rsid="002adbf3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adbf3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2c7f4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text-properties officeooo:rsid="001f72fa" officeooo:paragraph-rsid="001f72fa"/>
    </style:style>
    <style:style style:name="MP11" style:family="paragraph" style:parent-style-name="Standard">
      <style:paragraph-properties fo:margin-left="0cm" fo:margin-right="0.635cm" fo:text-indent="0cm" style:auto-text-indent="false"/>
    </style:style>
    <style:style style:name="MP12" style:family="paragraph" style:parent-style-name="Standard">
      <style:paragraph-properties fo:text-align="center" style:justify-single-word="false"/>
      <style:text-properties officeooo:paragraph-rsid="002adbf3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style:font-name="Times New Roman" fo:font-size="10pt" officeooo:rsid="00252698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Criterios DONE</text:p>
            </table:table-cell>
            <table:table-cell table:style-name="Table3.B1" office:value-type="string">
              <text:p text:style-name="MP9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10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1">Confidential</text:p>
            </table:table-cell>
            <table:table-cell table:style-name="Table2.A1" office:value-type="string">
              <text:p text:style-name="MP12"><text:span text:style-name="MT2">Grupo 6</text:span>, <text:span text:style-name="MT1">2019</text:span></text:p>
            </table:table-cell>
            <table:table-cell table:style-name="Table2.A1" office:value-type="string">
              <text:p text:style-name="MP13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8:35:50.419000000</dc:date>
    <meta:editing-cycles>15</meta:editing-cycles>
    <meta:editing-duration>PT55M26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6" meta:word-count="238" meta:character-count="1438" meta:non-whitespace-character-count="1215"/>
  </office:meta>
</office:document-meta>
</file>